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1.051cm" table:align="left"/>
    </style:style>
    <style:style style:name="Table1.A" style:family="table-column">
      <style:table-column-properties style:column-width="1.625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1.386cm"/>
    </style:style>
    <style:style style:name="Table1.D" style:family="table-column">
      <style:table-column-properties style:column-width="2.887cm"/>
    </style:style>
    <style:style style:name="Table1.E" style:family="table-column">
      <style:table-column-properties style:column-width="2.45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1.416cm" table:align="left"/>
    </style:style>
    <style:style style:name="Table2.A" style:family="table-column">
      <style:table-column-properties style:column-width="5.276cm"/>
    </style:style>
    <style:style style:name="Table2.B" style:family="table-column">
      <style:table-column-properties style:column-width="1.127cm"/>
    </style:style>
    <style:style style:name="Table2.D" style:family="table-column">
      <style:table-column-properties style:column-width="1.903cm"/>
    </style:style>
    <style:style style:name="Table2.E" style:family="table-column">
      <style:table-column-properties style:column-width="1.983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ext_20_body" style:list-style-name="L35"/>
    <style:style style:name="P38" style:family="paragraph" style:parent-style-name="Text_20_body" style:list-style-name="L36"/>
    <style:style style:name="P39" style:family="paragraph" style:parent-style-name="Text_20_body" style:list-style-name="L37"/>
    <style:style style:name="P40" style:family="paragraph" style:parent-style-name="Text_20_body" style:list-style-name="L38"/>
    <style:style style:name="P41" style:family="paragraph" style:parent-style-name="Text_20_body" style:list-style-name="L39"/>
    <style:style style:name="P42" style:family="paragraph" style:parent-style-name="Text_20_body" style:list-style-name="L40"/>
    <style:style style:name="P43" style:family="paragraph" style:parent-style-name="Text_20_body" style:list-style-name="L41"/>
    <style:style style:name="P44" style:family="paragraph" style:parent-style-name="Text_20_body" style:list-style-name="L42"/>
    <style:style style:name="P45" style:family="paragraph" style:parent-style-name="Text_20_body" style:list-style-name="L43"/>
    <style:style style:name="P46" style:family="paragraph" style:parent-style-name="Text_20_body" style:list-style-name="L44"/>
    <style:style style:name="P47" style:family="paragraph" style:parent-style-name="Text_20_body" style:list-style-name="L45"/>
    <style:style style:name="P48" style:family="paragraph" style:parent-style-name="Text_20_body" style:list-style-name="L46"/>
    <style:style style:name="P49" style:family="paragraph" style:parent-style-name="Text_20_body" style:list-style-name="L47"/>
    <style:style style:name="P50" style:family="paragraph" style:parent-style-name="Text_20_body" style:list-style-name="L48"/>
    <style:style style:name="P51" style:family="paragraph" style:parent-style-name="Text_20_body" style:list-style-name="L49"/>
    <style:style style:name="P52" style:family="paragraph" style:parent-style-name="Text_20_body" style:list-style-name="L50"/>
    <style:style style:name="P53" style:family="paragraph" style:parent-style-name="Text_20_body" style:list-style-name="L51"/>
    <style:style style:name="P54" style:family="paragraph" style:parent-style-name="Text_20_body" style:list-style-name="L5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lent.<text:line-break/>Now we formalize the <text:span text:style-name="Strong_20_Emphasis">Settings Section</text:span> as the <text:span text:style-name="Strong_20_Emphasis">Operational Control Tower</text:span> of your entire system.</text:p>
      <text:p text:style-name="Text_20_body">This section must:</text:p>
      <text:list text:style-name="L27">
        <text:list-item>
          <text:p text:style-name="P29">Control configuration without corrupting historical data</text:p>
        </text:list-item>
        <text:list-item>
          <text:p text:style-name="P29">Separate academic configuration from licensing</text:p>
        </text:list-item>
        <text:list-item>
          <text:p text:style-name="P29">Enforce role-based authority</text:p>
        </text:list-item>
        <text:list-item>
          <text:p text:style-name="P29">Trigger HOT–WARM–COLD transitions safely</text:p>
        </text:list-item>
        <text:list-item>
          <text:p text:style-name="P29">Log every mutation</text:p>
        </text:list-item>
        <text:list-item>
          <text:p text:style-name="P29">Prevent destructive edits to completed academic records</text:p>
        </text:list-item>
      </text:list>
      <text:p text:style-name="Text_20_body">This is not a miscellaneous page.<text:line-break/>This is controlled infrastructure governance.</text:p>
      <text:p text:style-name="Horizontal_20_Line"/>
      <text:h text:style-name="Heading_20_1" text:outline-level="1">⚙️ ADMIN DASHBOARD — SETTINGS SECTION</text:h>
      <text:p text:style-name="Text_20_body"><text:span text:style-name="Strong_20_Emphasis">Operational Configuration &amp; Data Governance Layer</text:span></text:p>
      <text:p text:style-name="Horizontal_20_Line"/>
      <text:h text:style-name="Heading_20_1" text:outline-level="1">0️⃣ NAVIGATION STRUCTURE</text:h>
      <text:p text:style-name="Preformatted_20_Text"><text:span text:style-name="Source_20_Text">Settings</text:span></text:p>
      <text:p text:style-name="Preformatted_20_Text"><text:span text:style-name="Source_20_Text"><text:s text:c="3"/>├── Institute Profile</text:span></text:p>
      <text:p text:style-name="Preformatted_20_Text"><text:span text:style-name="Source_20_Text"><text:s text:c="3"/>├── Academic Year Management</text:span></text:p>
      <text:p text:style-name="Preformatted_20_Text"><text:span text:style-name="Source_20_Text"><text:s text:c="3"/>├── Default Execution Policies</text:span></text:p>
      <text:p text:style-name="Preformatted_20_Text"><text:span text:style-name="Source_20_Text"><text:s text:c="3"/>├── User &amp; Role Management</text:span></text:p>
      <text:p text:style-name="Preformatted_20_Text"><text:span text:style-name="Source_20_Text"><text:s text:c="3"/>├── Security &amp; Access</text:span></text:p>
      <text:p text:style-name="Preformatted_20_Text"><text:span text:style-name="Source_20_Text"><text:s text:c="3"/>├── Data &amp; Archive Controls</text:span></text:p>
      <text:p text:style-name="P1"><text:span text:style-name="Source_20_Text"><text:s text:c="3"/>├── System Configuration</text:span></text:p>
      <text:p text:style-name="Text_20_body">Access Control:</text:p>
      <text:list text:style-name="L28">
        <text:list-item>
          <text:p text:style-name="P30">Admin → Full access</text:p>
        </text:list-item>
        <text:list-item>
          <text:p text:style-name="P30">Director (L3) → View most, limited edit</text:p>
        </text:list-item>
        <text:list-item>
          <text:p text:style-name="P30">Teacher → No access</text:p>
        </text:list-item>
      </text:list>
      <text:p text:style-name="Text_20_body">All mutations logged in:</text:p>
      <text:p text:style-name="P1"><text:span text:style-name="Source_20_Text">institutes/{id}/settingsAudit/{eventId}</text:span></text:p>
      <text:p text:style-name="Horizontal_20_Line"/>
      <text:h text:style-name="Heading_20_1" text:outline-level="1"><text:soft-page-break/>1️⃣ INSTITUTE PROFILE</text:h>
      <text:h text:style-name="Heading_20_2" text:outline-level="2">Purpose</text:h>
      <text:p text:style-name="Text_20_body">Define institute identity metadata.</text:p>
      <text:h text:style-name="Heading_20_2" text:outline-level="2">Editable Fields</text:h>
      <text:list text:style-name="L29">
        <text:list-item>
          <text:p text:style-name="P31">Institute Name</text:p>
        </text:list-item>
        <text:list-item>
          <text:p text:style-name="P31">Institute Logo (storage reference only)</text:p>
        </text:list-item>
        <text:list-item>
          <text:p text:style-name="P31">Contact Email</text:p>
        </text:list-item>
        <text:list-item>
          <text:p text:style-name="P31">Contact Phone</text:p>
        </text:list-item>
        <text:list-item>
          <text:p text:style-name="P31">Time Zone</text:p>
        </text:list-item>
        <text:list-item>
          <text:p text:style-name="P31">Default Exam Type</text:p>
        </text:list-item>
        <text:list-item>
          <text:p text:style-name="P31">Academic Year Format (e.g., 2025–2026)</text:p>
        </text:list-item>
      </text:list>
      <text:p text:style-name="Text_20_body">Stored at:</text:p>
      <text:p text:style-name="P1"><text:span text:style-name="Source_20_Text">institutes/{id}/profile</text:span></text:p>
      <text:p text:style-name="Text_20_body">No analytics recomputation triggered.</text:p>
      <text:p text:style-name="Text_20_body">Logo change does NOT regenerate reports automatically.</text:p>
      <text:p text:style-name="Horizontal_20_Line"/>
      <text:h text:style-name="Heading_20_1" text:outline-level="1">2️⃣ ACADEMIC YEAR MANAGEMENT</text:h>
      <text:p text:style-name="Text_20_body">This is structurally critical.</text:p>
      <text:h text:style-name="Heading_20_2" text:outline-level="2">Data Model</text:h>
      <text:p text:style-name="Preformatted_20_Text"><text:span text:style-name="Source_20_Text">institutes/{id}/academicYears/{yearId}</text:span></text:p>
      <text:p text:style-name="Preformatted_20_Text"><text:span text:style-name="Source_20_Text">{</text:span></text:p>
      <text:p text:style-name="Preformatted_20_Text"><text:span text:style-name="Source_20_Text"><text:s text:c="2"/>startDate,</text:span></text:p>
      <text:p text:style-name="Preformatted_20_Text"><text:span text:style-name="Source_20_Text"><text:s text:c="2"/>endDate,</text:span></text:p>
      <text:p text:style-name="Preformatted_20_Text"><text:span text:style-name="Source_20_Text"><text:s text:c="2"/>status: "Active | Locked | Archived",</text:span></text:p>
      <text:p text:style-name="Preformatted_20_Text"><text:span text:style-name="Source_20_Text"><text:s text:c="2"/>archivedAt,</text:span></text:p>
      <text:p text:style-name="Preformatted_20_Text"><text:span text:style-name="Source_20_Text"><text:s text:c="2"/>snapshotId</text:span></text:p>
      <text:p text:style-name="P1"><text:span text:style-name="Source_20_Text">}</text:span></text:p>
      <text:p text:style-name="Horizontal_20_Line"/>
      <text:h text:style-name="Heading_20_2" text:outline-level="2">2.1 View Current Year</text:h>
      <text:p text:style-name="Text_20_body">Display:</text:p>
      <text:list text:style-name="L30">
        <text:list-item>
          <text:p text:style-name="P32">Academic Year Label</text:p>
        </text:list-item>
        <text:list-item>
          <text:p text:style-name="P32"><text:soft-page-break/>Status Badge:</text:p>
          <text:list>
            <text:list-item>
              <text:p text:style-name="P32">🟢 Active</text:p>
            </text:list-item>
            <text:list-item>
              <text:p text:style-name="P32">🟡 Locked</text:p>
            </text:list-item>
            <text:list-item>
              <text:p text:style-name="P32">⚫ Archived</text:p>
            </text:list-item>
          </text:list>
        </text:list-item>
        <text:list-item>
          <text:p text:style-name="P32">Student Count</text:p>
        </text:list-item>
        <text:list-item>
          <text:p text:style-name="P32">Run Count</text:p>
        </text:list-item>
        <text:list-item>
          <text:p text:style-name="P32">Snapshot status</text:p>
        </text:list-item>
      </text:list>
      <text:p text:style-name="Horizontal_20_Line"/>
      <text:h text:style-name="Heading_20_2" text:outline-level="2">2.2 Lock Academic Year</text:h>
      <text:p text:style-name="Text_20_body">Effect:</text:p>
      <text:list text:style-name="L31">
        <text:list-item>
          <text:p text:style-name="P33">Prevent new test generation under this year</text:p>
        </text:list-item>
        <text:list-item>
          <text:p text:style-name="P33">Prevent new assignments</text:p>
        </text:list-item>
        <text:list-item>
          <text:p text:style-name="P33">Freeze studentYearMetrics</text:p>
        </text:list-item>
        <text:list-item>
          <text:p text:style-name="P33">Disable execution mode toggles</text:p>
        </text:list-item>
      </text:list>
      <text:p text:style-name="Text_20_body">Allowed only if:</text:p>
      <text:p text:style-name="P1"><text:span text:style-name="Source_20_Text">noActiveAttempts == true</text:span></text:p>
      <text:p text:style-name="Text_20_body">Lock action logs audit event.</text:p>
      <text:p text:style-name="Horizontal_20_Line"/>
      <text:h text:style-name="Heading_20_2" text:outline-level="2">2.3 Archive Academic Year (HIGH-RISK ACTION)</text:h>
      <text:p text:style-name="Text_20_body">Irreversible.</text:p>
      <text:p text:style-name="Text_20_body">Double confirmation required:</text:p>
      <text:list text:style-name="L32">
        <text:list-item>
          <text:p text:style-name="P34">Confirm no active tests</text:p>
        </text:list-item>
        <text:list-item>
          <text:p text:style-name="P34">Confirm archive action</text:p>
        </text:list-item>
      </text:list>
      <text:p text:style-name="Text_20_body">Trigger sequence:</text:p>
      <text:p text:style-name="Preformatted_20_Text"><text:span text:style-name="Source_20_Text">1. Generate final governance snapshot</text:span></text:p>
      <text:p text:style-name="Preformatted_20_Text"><text:span text:style-name="Source_20_Text">2. Seal studentYearMetrics</text:span></text:p>
      <text:p text:style-name="Preformatted_20_Text"><text:span text:style-name="Source_20_Text">3. Export session data to BigQuery</text:span></text:p>
      <text:p text:style-name="Preformatted_20_Text"><text:span text:style-name="Source_20_Text">4. Move Firestore HOT collections to WARM partition</text:span></text:p>
      <text:p text:style-name="Preformatted_20_Text"><text:span text:style-name="Source_20_Text">5. Clear HOT session collections</text:span></text:p>
      <text:p text:style-name="P1"><text:span text:style-name="Source_20_Text">6. Initialize new academic year</text:span></text:p>
      <text:p text:style-name="Text_20_body">After archive:</text:p>
      <text:list text:style-name="L33">
        <text:list-item>
          <text:p text:style-name="P35">Year becomes read-only</text:p>
        </text:list-item>
        <text:list-item>
          <text:p text:style-name="P35">Appears in Governance longitudinal comparison</text:p>
        </text:list-item>
        <text:list-item>
          <text:p text:style-name="P35"><text:soft-page-break/>No recalculation allowed</text:p>
        </text:list-item>
      </text:list>
      <text:p text:style-name="Horizontal_20_Line"/>
      <text:h text:style-name="Heading_20_1" text:outline-level="1">3️⃣ DEFAULT EXECUTION POLICIES</text:h>
      <text:p text:style-name="Text_20_body">This controls structural behavior — not performance history.</text:p>
      <text:p text:style-name="Horizontal_20_Line"/>
      <text:h text:style-name="Heading_20_2" text:outline-level="2">3.1 Phase Defaults</text:h>
      <text:h text:style-name="Heading_20_3" text:outline-level="3">L0 / L1</text:h>
      <text:p text:style-name="Text_20_body">Admin can set:</text:p>
      <text:list text:style-name="L34">
        <text:list-item>
          <text:p text:style-name="P36">Phase 1 %</text:p>
        </text:list-item>
        <text:list-item>
          <text:p text:style-name="P36">Phase 2 %</text:p>
        </text:list-item>
        <text:list-item>
          <text:p text:style-name="P36">Phase 3 %</text:p>
        </text:list-item>
      </text:list>
      <text:p text:style-name="Text_20_body">Validation:<text:line-break/>Must sum to 100%.</text:p>
      <text:p text:style-name="Text_20_body">Stored as:</text:p>
      <text:p text:style-name="P1"><text:span text:style-name="Source_20_Text">executionDefaults.phaseSplit</text:span></text:p>
      <text:p text:style-name="Horizontal_20_Line"/>
      <text:h text:style-name="Heading_20_3" text:outline-level="3">L2+</text:h>
      <text:p text:style-name="Text_20_body">Additional Controls:</text:p>
      <text:list text:style-name="L35">
        <text:list-item>
          <text:p text:style-name="P37">Enable Adaptive Phase Engine (default ON)</text:p>
        </text:list-item>
        <text:list-item>
          <text:p text:style-name="P37">Allow Manual Override? (Boolean)</text:p>
        </text:list-item>
        <text:list-item>
          <text:p text:style-name="P37">Hard Mode Availability (license dependent)</text:p>
        </text:list-item>
      </text:list>
      <text:p text:style-name="Text_20_body">Manual override must not break test integrity.</text:p>
      <text:p text:style-name="Horizontal_20_Line"/>
      <text:h text:style-name="Heading_20_2" text:outline-level="2">3.2 Timing Policy (L2+ Only)</text:h>
      <text:p text:style-name="Text_20_body">Define preset timing windows per difficulty.</text:p>
      <text:p text:style-name="Text_20_body">Example schema:</text:p>
      <text:p text:style-name="Preformatted_20_Text"><text:span text:style-name="Source_20_Text">timingPresets: {</text:span></text:p>
      <text:p text:style-name="Preformatted_20_Text"><text:span text:style-name="Source_20_Text"><text:s text:c="2"/>"JEE_MAIN": {</text:span></text:p>
      <text:p text:style-name="Preformatted_20_Text"><text:span text:style-name="Source_20_Text"><text:s text:c="6"/>easy: { min: 30, max: 60 },</text:span></text:p>
      <text:p text:style-name="Preformatted_20_Text"><text:span text:style-name="Source_20_Text"><text:s text:c="6"/>medium: { min: 60, max: 150 },</text:span></text:p>
      <text:p text:style-name="Preformatted_20_Text"><text:span text:style-name="Source_20_Text"><text:s text:c="6"/>hard: { min: 150, max: 210 }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<text:soft-page-break/>Guardrails:</text:p>
      <text:list text:style-name="L36">
        <text:list-item>
          <text:p text:style-name="P38">No per-question arbitrary timing edits</text:p>
        </text:list-item>
        <text:list-item>
          <text:p text:style-name="P38">Reset to system defaults option available</text:p>
        </text:list-item>
      </text:list>
      <text:p text:style-name="Horizontal_20_Line"/>
      <text:h text:style-name="Heading_20_2" text:outline-level="2">3.3 Alert Frequency Policy (L1+)</text:h>
      <text:p text:style-name="Text_20_body">Admin controls:</text:p>
      <text:list text:style-name="L37">
        <text:list-item>
          <text:p text:style-name="P39">Alert cooldown interval</text:p>
        </text:list-item>
        <text:list-item>
          <text:p text:style-name="P39">Max alerts per test section</text:p>
        </text:list-item>
        <text:list-item>
          <text:p text:style-name="P39">Escalation threshold</text:p>
        </text:list-item>
      </text:list>
      <text:p text:style-name="Text_20_body">Purpose:<text:line-break/>Prevent alert fatigue.</text:p>
      <text:p text:style-name="Text_20_body">Stored separately from Insights logic.</text:p>
      <text:p text:style-name="Horizontal_20_Line"/>
      <text:h text:style-name="Heading_20_1" text:outline-level="1">4️⃣ USER &amp; ROLE MANAGEMENT</text:h>
      <text:p text:style-name="Text_20_body">Access control boundary.</text:p>
      <text:p text:style-name="Horizontal_20_Line"/>
      <text:h text:style-name="Heading_20_2" text:outline-level="2">Roles</text:h>
      <text:list text:style-name="L38">
        <text:list-item>
          <text:p text:style-name="P40">Admin</text:p>
        </text:list-item>
        <text:list-item>
          <text:p text:style-name="P40">Teacher</text:p>
        </text:list-item>
        <text:list-item>
          <text:p text:style-name="P40">Director (L3 only)</text:p>
        </text:list-item>
        <text:list-item>
          <text:p text:style-name="P40">Support (optional)</text:p>
        </text:list-item>
      </text:list>
      <text:p text:style-name="Horizontal_20_Line"/>
      <text:h text:style-name="Heading_20_2" text:outline-level="2">Capability Matrix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Role</text:p>
            </table:table-cell>
            <table:table-cell table:style-name="Table1.A1" office:value-type="string">
              <text:p text:style-name="Table_20_Heading">Generate Test</text:p>
            </table:table-cell>
            <table:table-cell table:style-name="Table1.A1" office:value-type="string">
              <text:p text:style-name="Table_20_Heading">Assign</text:p>
            </table:table-cell>
            <table:table-cell table:style-name="Table1.A1" office:value-type="string">
              <text:p text:style-name="Table_20_Heading">View Analytics</text:p>
            </table:table-cell>
            <table:table-cell table:style-name="Table1.A1" office:value-type="string">
              <text:p text:style-name="Table_20_Heading">Governance</text:p>
            </table:table-cell>
          </table:table-row>
        </table:table-header-rows>
        <table:table-row>
          <table:table-cell table:style-name="Table1.A1" office:value-type="string">
            <text:p text:style-name="Table_20_Contents">Admin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 (if L3)</text:p>
          </table:table-cell>
        </table:table-row>
        <table:table-row>
          <table:table-cell table:style-name="Table1.A1" office:value-type="string">
            <text:p text:style-name="Table_20_Contents">Teacher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Limited</text:p>
          </table:table-cell>
          <table:table-cell table:style-name="Table1.A1" office:value-type="string">
            <text:p text:style-name="Table_20_Contents">❌</text:p>
          </table:table-cell>
        </table:table-row>
        <table:table-row>
          <table:table-cell table:style-name="Table1.A1" office:value-type="string">
            <text:p text:style-name="Table_20_Contents">Director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Support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Debug Only</text:p>
          </table:table-cell>
          <table:table-cell table:style-name="Table1.A1" office:value-type="string">
            <text:p text:style-name="Table_20_Contents">❌</text:p>
          </table:table-cell>
        </table:table-row>
      </table:table>
      <text:p text:style-name="Horizontal_20_Line"/>
      <text:h text:style-name="Heading_20_2" text:outline-level="2"><text:soft-page-break/>Actions</text:h>
      <text:list text:style-name="L39">
        <text:list-item>
          <text:p text:style-name="P41">Add User</text:p>
        </text:list-item>
        <text:list-item>
          <text:p text:style-name="P41">Remove User</text:p>
        </text:list-item>
        <text:list-item>
          <text:p text:style-name="P41">Change Role</text:p>
        </text:list-item>
        <text:list-item>
          <text:p text:style-name="P41">Reset Password</text:p>
        </text:list-item>
        <text:list-item>
          <text:p text:style-name="P41">Suspend User</text:p>
        </text:list-item>
      </text:list>
      <text:p text:style-name="Text_20_body">All changes require:</text:p>
      <text:list text:style-name="L40">
        <text:list-item>
          <text:p text:style-name="P42">Admin authentication</text:p>
        </text:list-item>
        <text:list-item>
          <text:p text:style-name="P42">Audit log entry</text:p>
        </text:list-item>
      </text:list>
      <text:p text:style-name="Text_20_body">Passwords handled via auth provider (not custom stored).</text:p>
      <text:p text:style-name="Horizontal_20_Line"/>
      <text:h text:style-name="Heading_20_1" text:outline-level="1">5️⃣ SECURITY &amp; ACCESS</text:h>
      <text:p text:style-name="Text_20_body">Critical integrity area.</text:p>
      <text:p text:style-name="Horizontal_20_Line"/>
      <text:h text:style-name="Heading_20_2" text:outline-level="2">Session Controls</text:h>
      <text:list text:style-name="L41">
        <text:list-item>
          <text:p text:style-name="P43">Allow Multiple Concurrent Admin Sessions (default: No)</text:p>
        </text:list-item>
        <text:list-item>
          <text:p text:style-name="P43">Session Timeout Duration</text:p>
        </text:list-item>
        <text:list-item>
          <text:p text:style-name="P43">Force Logout on Password Change</text:p>
        </text:list-item>
      </text:list>
      <text:p text:style-name="Horizontal_20_Line"/>
      <text:h text:style-name="Heading_20_2" text:outline-level="2">Exam Subdomain Controls</text:h>
      <text:p text:style-name="Text_20_body">Frontend behavior toggles:</text:p>
      <text:list text:style-name="L42">
        <text:list-item>
          <text:p text:style-name="P44">Enforce Fullscreen Mode</text:p>
        </text:list-item>
        <text:list-item>
          <text:p text:style-name="P44">Block Right-Click (UI-level)</text:p>
        </text:list-item>
        <text:list-item>
          <text:p text:style-name="P44">Tab Switching Warning</text:p>
        </text:list-item>
        <text:list-item>
          <text:p text:style-name="P44">Tamper Detection Alerts (L2+)</text:p>
        </text:list-item>
      </text:list>
      <text:p text:style-name="Text_20_body">Note:<text:line-break/>These are deterrent mechanisms, not full security.</text:p>
      <text:p text:style-name="Horizontal_20_Line"/>
      <text:h text:style-name="Heading_20_2" text:outline-level="2"><text:soft-page-break/>Email Configuration</text:h>
      <text:list text:style-name="L43">
        <text:list-item>
          <text:p text:style-name="P45">Sender Name</text:p>
        </text:list-item>
        <text:list-item>
          <text:p text:style-name="P45">SMTP Settings (if custom)</text:p>
        </text:list-item>
        <text:list-item>
          <text:p text:style-name="P45">Notification Toggles</text:p>
        </text:list-item>
      </text:list>
      <text:p text:style-name="Text_20_body">Email sending still separated from vendor licensing emails</text:p>
      <text:p text:style-name="Horizontal_20_Line"/>
      <text:h text:style-name="Heading_20_1" text:outline-level="1">6️⃣ DATA &amp; ARCHIVE CONTROLS</text:h>
      <text:p text:style-name="Text_20_body">Aligns with HOT–WARM–COLD architecture.</text:p>
      <text:p text:style-name="Horizontal_20_Line"/>
      <text:h text:style-name="Heading_20_2" text:outline-level="2">6.1 Storage Summary (Read-Only)</text:h>
      <text:p text:style-name="Text_20_body">Display:</text:p>
      <text:list text:style-name="L44">
        <text:list-item>
          <text:p text:style-name="P46">Firestore HOT storage usage</text:p>
        </text:list-item>
        <text:list-item>
          <text:p text:style-name="P46">BigQuery archive size</text:p>
        </text:list-item>
        <text:list-item>
          <text:p text:style-name="P46">Active session count</text:p>
        </text:list-item>
        <text:list-item>
          <text:p text:style-name="P46">Archived academic years</text:p>
        </text:list-item>
      </text:list>
      <text:p text:style-name="Text_20_body">No direct editing.</text:p>
      <text:p text:style-name="Horizontal_20_Line"/>
      <text:h text:style-name="Heading_20_2" text:outline-level="2">6.2 Export Controls</text:h>
      <text:list text:style-name="L45">
        <text:list-item>
          <text:p text:style-name="P47">Export Students (CSV)</text:p>
        </text:list-item>
        <text:list-item>
          <text:p text:style-name="P47">Export Run Analytics</text:p>
        </text:list-item>
        <text:list-item>
          <text:p text:style-name="P47">Export Governance Snapshot</text:p>
        </text:list-item>
        <text:list-item>
          <text:p text:style-name="P47">Full Academic Year Export</text:p>
        </text:list-item>
      </text:list>
      <text:p text:style-name="Text_20_body">Exports must pull from snapshot collections, not sessions.</text:p>
      <text:p text:style-name="Horizontal_20_Line"/>
      <text:h text:style-name="Heading_20_2" text:outline-level="2">6.3 Data Retention Policy</text:h>
      <text:p text:style-name="Text_20_body">Configurable:</text:p>
      <text:list text:style-name="L46">
        <text:list-item>
          <text:p text:style-name="P48">Years to retain raw sessions</text:p>
        </text:list-item>
        <text:list-item>
          <text:p text:style-name="P48">Auto-export threshold</text:p>
        </text:list-item>
        <text:list-item>
          <text:p text:style-name="P48">Auto-archive schedule</text:p>
        </text:list-item>
      </text:list>
      <text:p text:style-name="Text_20_body"><text:soft-page-break/>Default recommendation:</text:p>
      <text:list text:style-name="L47">
        <text:list-item>
          <text:p text:style-name="P49">Keep only current year HOT</text:p>
        </text:list-item>
        <text:list-item>
          <text:p text:style-name="P49">Archive yearly</text:p>
        </text:list-item>
      </text:list>
      <text:p text:style-name="Text_20_body">System validates:<text:line-break/>Retention cannot delete active year data.</text:p>
      <text:p text:style-name="Horizontal_20_Line"/>
      <text:h text:style-name="Heading_20_1" text:outline-level="1">7️⃣ SYSTEM CONFIGURATION</text:h>
      <text:p text:style-name="Text_20_body">Low-level feature control.</text:p>
      <text:p text:style-name="Horizontal_20_Line"/>
      <text:h text:style-name="Heading_20_2" text:outline-level="2">7.1 Layer Configuration (Read-Only)</text:h>
      <text:p text:style-name="Text_20_body">Displays:</text:p>
      <text:list text:style-name="L48">
        <text:list-item>
          <text:p text:style-name="P50">Current Layer</text:p>
        </text:list-item>
        <text:list-item>
          <text:p text:style-name="P50">Eligibility Status</text:p>
        </text:list-item>
        <text:list-item>
          <text:p text:style-name="P50">Feature Flags</text:p>
        </text:list-item>
      </text:list>
      <text:p text:style-name="Text_20_body">Cannot modify — controlled via Licensing section.</text:p>
      <text:p text:style-name="Horizontal_20_Line"/>
      <text:h text:style-name="Heading_20_2" text:outline-level="2">7.2 Feature Flags (Admin Only)</text:h>
      <text:p text:style-name="Text_20_body">For controlled rollouts:</text:p>
      <text:list text:style-name="L49">
        <text:list-item>
          <text:p text:style-name="P51">Enable Experimental Analytics</text:p>
        </text:list-item>
        <text:list-item>
          <text:p text:style-name="P51">Enable Beta UI</text:p>
        </text:list-item>
        <text:list-item>
          <text:p text:style-name="P51">Toggle Advanced Phase Visualization</text:p>
        </text:list-item>
        <text:list-item>
          <text:p text:style-name="P51">Enable LLM Monthly Summary (cost-controlled)</text:p>
        </text:list-item>
      </text:list>
      <text:p text:style-name="Text_20_body">Feature flags stored separately from license flags.</text:p>
      <text:p text:style-name="Horizontal_20_Line"/>
      <text:h text:style-name="Heading_20_1" text:outline-level="1">8️⃣ LAYER VISIBILITY MATRIX</text:h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Settings Area</text:p>
            </table:table-cell>
            <table:table-cell table:style-name="Table2.A1" office:value-type="string">
              <text:p text:style-name="Table_20_Heading">L0</text:p>
            </table:table-cell>
            <table:table-cell table:style-name="Table2.A1" office:value-type="string">
              <text:p text:style-name="Table_20_Heading">L1</text:p>
            </table:table-cell>
            <table:table-cell table:style-name="Table2.A1" office:value-type="string">
              <text:p text:style-name="Table_20_Heading">L2</text:p>
            </table:table-cell>
            <table:table-cell table:style-name="Table2.A1" office:value-type="string">
              <text:p text:style-name="Table_20_Heading">L3</text:p>
            </table:table-cell>
          </table:table-row>
        </table:table-header-rows>
        <table:table-row>
          <table:table-cell table:style-name="Table2.A1" office:value-type="string">
            <text:p text:style-name="Table_20_Contents">Institute Profile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</table:table-row>
        <table:table-row>
          <table:table-cell table:style-name="Table2.A1" office:value-type="string">
            <text:p text:style-name="Table_20_Contents">Academic Year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</table:table-row>
        <table:table-row>
          <table:table-cell table:style-name="Table2.A1" office:value-type="string">
            <text:p text:style-name="Table_20_Contents">Execution Policies</text:p>
          </table:table-cell>
          <table:table-cell table:style-name="Table2.A1" office:value-type="string">
            <text:p text:style-name="Table_20_Contents">Basic</text:p>
          </table:table-cell>
          <table:table-cell table:style-name="Table2.A1" office:value-type="string">
            <text:p text:style-name="Table_20_Contents">Basic</text:p>
          </table:table-cell>
          <table:table-cell table:style-name="Table2.A1" office:value-type="string">
            <text:p text:style-name="Table_20_Contents">Advanced</text:p>
          </table:table-cell>
          <table:table-cell table:style-name="Table2.A1" office:value-type="string">
            <text:p text:style-name="Table_20_Contents">Advanced</text:p>
          </table:table-cell>
        </table:table-row>
        <table:table-row>
          <table:table-cell table:style-name="Table2.A1" office:value-type="string">
            <text:p text:style-name="Table_20_Contents">Timing Policies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</table:table-row>
        <text:soft-page-break/>
        <table:table-row>
          <table:table-cell table:style-name="Table2.A1" office:value-type="string">
            <text:p text:style-name="Table_20_Contents">User Management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</table:table-row>
        <table:table-row>
          <table:table-cell table:style-name="Table2.A1" office:value-type="string">
            <text:p text:style-name="Table_20_Contents">Governance Snapshot Trigger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✔</text:p>
          </table:table-cell>
        </table:table-row>
        <table:table-row>
          <table:table-cell table:style-name="Table2.A1" office:value-type="string">
            <text:p text:style-name="Table_20_Contents">Archive Controls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</table:table-row>
      </table:table>
      <text:p text:style-name="Horizontal_20_Line"/>
      <text:h text:style-name="Heading_20_1" text:outline-level="1">9️⃣ SAFETY RULES</text:h>
      <text:p text:style-name="Text_20_body">Settings must:</text:p>
      <text:list text:style-name="L50">
        <text:list-item>
          <text:p text:style-name="P52">Never mutate completed run data</text:p>
        </text:list-item>
        <text:list-item>
          <text:p text:style-name="P52">Never delete session records directly</text:p>
        </text:list-item>
        <text:list-item>
          <text:p text:style-name="P52">Never allow downgrade to break historical structure</text:p>
        </text:list-item>
        <text:list-item>
          <text:p text:style-name="P52">Require confirmation for archive</text:p>
        </text:list-item>
        <text:list-item>
          <text:p text:style-name="P52">Require Admin privilege for mutation</text:p>
        </text:list-item>
        <text:list-item>
          <text:p text:style-name="P52">Log every configuration change</text:p>
        </text:list-item>
      </text:list>
      <text:p text:style-name="Horizontal_20_Line"/>
      <text:h text:style-name="Heading_20_1" text:outline-level="1">🔟 HOT–WARM–COLD CONTROL FLOW</text:h>
      <text:p text:style-name="Text_20_body">Settings triggers:</text:p>
      <text:p text:style-name="Preformatted_20_Text"><text:span text:style-name="Source_20_Text">Active Year → Lock</text:span></text:p>
      <text:p text:style-name="Preformatted_20_Text"><text:span text:style-name="Source_20_Text">Lock → Archive</text:span></text:p>
      <text:p text:style-name="Preformatted_20_Text"><text:span text:style-name="Source_20_Text">Archive → BigQuery export</text:span></text:p>
      <text:p text:style-name="Preformatted_20_Text"><text:span text:style-name="Source_20_Text">BigQuery export → Clear HOT partition</text:span></text:p>
      <text:p text:style-name="P1"><text:span text:style-name="Source_20_Text">Initialize new HOT partition</text:span></text:p>
      <text:p text:style-name="Text_20_body">Settings never directly queries sessions.</text:p>
      <text:p text:style-name="Text_20_body">All archival done via batch jobs.</text:p>
      <text:p text:style-name="Horizontal_20_Line"/>
      <text:h text:style-name="Heading_20_1" text:outline-level="1">1️⃣1️⃣ UX PRINCIPLES</text:h>
      <text:p text:style-name="Text_20_body">Settings must:</text:p>
      <text:list text:style-name="L51">
        <text:list-item>
          <text:p text:style-name="P53">Separate operational from destructive actions</text:p>
        </text:list-item>
        <text:list-item>
          <text:p text:style-name="P53">Clearly label irreversible operations</text:p>
        </text:list-item>
        <text:list-item>
          <text:p text:style-name="P53">Group high-risk under “Advanced”</text:p>
        </text:list-item>
        <text:list-item>
          <text:p text:style-name="P53">Provide preview before archive</text:p>
        </text:list-item>
        <text:list-item>
          <text:p text:style-name="P53">Provide export backup option</text:p>
        </text:list-item>
      </text:list>
      <text:p text:style-name="Text_20_body">No analytics content mixed here.</text:p>
      <text:p text:style-name="Horizontal_20_Line"><text:soft-page-break/></text:p>
      <text:h text:style-name="Heading_20_1" text:outline-level="1">FINAL SETTINGS SUMMARY</text:h>
      <text:p text:style-name="Text_20_body">Settings now provides:</text:p>
      <text:p text:style-name="Text_20_body">✔ Institute identity configuration<text:line-break/>✔ Academic year lifecycle control<text:line-break/>✔ Phase &amp; timing structural defaults<text:line-break/>✔ Alert tuning controls<text:line-break/>✔ Role &amp; access management<text:line-break/>✔ Security configuration<text:line-break/>✔ HOT–WARM–COLD lifecycle triggers<text:line-break/>✔ Data retention management<text:line-break/>✔ Feature flags for safe rollout<text:line-break/>✔ Audit-safe mutation logging</text:p>
      <text:p text:style-name="Text_20_body">Settings is:</text:p>
      <text:p text:style-name="Text_20_body">The operational control tower.<text:line-break/>The structural safety guard.<text:line-break/>The lifecycle manager.<text:line-break/>The configuration boundary layer.</text:p>
      <text:p text:style-name="Horizontal_20_Line"/>
      <text:p text:style-name="Text_20_body">Your Admin architecture is now structurally complete and layered:</text:p>
      <text:p text:style-name="Text_20_body">Overview<text:line-break/>Students<text:line-break/>Question Bank<text:line-break/>Tests<text:line-break/>Assignments<text:line-break/>Analytics<text:line-break/>Insights<text:line-break/>Governance<text:line-break/>Licensing<text:line-break/>Settings</text:p>
      <text:p text:style-name="Text_20_body">If you want next, we can:</text:p>
      <text:list text:style-name="L52">
        <text:list-item>
          <text:p text:style-name="P54">Produce full Firestore schema tree (all collections)</text:p>
        </text:list-item>
        <text:list-item>
          <text:p text:style-name="P54">Design complete API endpoint contract</text:p>
        </text:list-item>
        <text:list-item>
          <text:p text:style-name="P54">Create phased build roadmap</text:p>
        </text:list-item>
        <text:list-item>
          <text:p text:style-name="P54">Generate investor-grade architecture document</text:p>
        </text:list-item>
        <text:list-item>
          <text:p text:style-name="P54">Or simulate 5-year scaling model</text:p>
        </text:list-item>
      </text:list>
      <text:p text:style-name="Text_20_body">Tell me the next engineering layer.</text:p>
      <text:p text:style-name="Text_20_body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13:26:41.464000000</meta:creation-date>
    <dc:date>2026-02-27T21:50:07.741225666</dc:date>
    <meta:editing-duration>PT6M56S</meta:editing-duration>
    <meta:editing-cycles>2</meta:editing-cycles>
    <meta:generator>LibreOffice/24.2.7.2$Linux_X86_64 LibreOffice_project/420$Build-2</meta:generator>
    <meta:document-statistic meta:table-count="2" meta:image-count="0" meta:object-count="0" meta:page-count="11" meta:paragraph-count="304" meta:word-count="1123" meta:character-count="7031" meta:non-whitespace-character-count="6266"/>
  </office:meta>
</office:document-meta>
</file>